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8079D154.png" manifest:media-type="image/png"/>
  <manifest:file-entry manifest:full-path="Pictures/100000010000001500000015FA6F3612.png" manifest:media-type="image/png"/>
  <manifest:file-entry manifest:full-path="Pictures/10000B230000677500006775B7A195DC.svg" manifest:media-type="image/svg+xml"/>
  <manifest:file-entry manifest:full-path="Pictures/100001200000022C0000022C18A2389E.svg" manifest:media-type="image/svg+xml"/>
  <manifest:file-entry manifest:full-path="Pictures/100003CE000002F400000211FC87C3E6.svg" manifest:media-type="image/svg+xml"/>
  <manifest:file-entry manifest:full-path="Pictures/1000000100000200000002003E315CE9.png" manifest:media-type="image/png"/>
  <manifest:file-entry manifest:full-path="Pictures/10000322000034EB000034EB592BA1BA.svg" manifest:media-type="image/svg+xml"/>
  <manifest:file-entry manifest:full-path="Pictures/1000000100000079000000792DD944DC.png" manifest:media-type="image/png"/>
  <manifest:file-entry manifest:full-path="Pictures/1000019100000C8100000C8187F12D51.svg" manifest:media-type="image/svg+xml"/>
  <manifest:file-entry manifest:full-path="Pictures/100000010000001D00000014B6947DA4.png" manifest:media-type="image/png"/>
  <manifest:file-entry manifest:full-path="Pictures/100000010000030E000002808E8E20EB.png" manifest:media-type="image/png"/>
  <manifest:file-entry manifest:full-path="Pictures/10000000000000200000002056B870E6.png" manifest:media-type="image/png"/>
  <manifest:file-entry manifest:full-path="Pictures/10004D1700004CDE00004CDE9B089791.svg" manifest:media-type="image/svg+xml"/>
  <manifest:file-entry manifest:full-path="Pictures/100009B2000006D2000006D25BA6D556.svg" manifest:media-type="image/svg+xml"/>
  <manifest:file-entry manifest:full-path="Pictures/100004D3000018E8000018E8C709A28B.svg" manifest:media-type="image/svg+xml"/>
  <manifest:file-entry manifest:full-path="Pictures/1000118B0002A50B000229F11299EBD3.svg" manifest:media-type="image/svg+xml"/>
  <manifest:file-entry manifest:full-path="Pictures/10000001000000F1000000F11DDC7747.png" manifest:media-type="image/png"/>
  <manifest:file-entry manifest:full-path="Pictures/100000010000004200000042C642FC14.png" manifest:media-type="image/png"/>
  <manifest:file-entry manifest:full-path="Pictures/10000C7F0000677500006775C3066AD7.svg" manifest:media-type="image/svg+xml"/>
  <manifest:file-entry manifest:full-path="Pictures/1000046800000D5500000D5577A2CD57.svg" manifest:media-type="image/svg+xml"/>
  <manifest:file-entry manifest:full-path="Pictures/100000010000008100000081285EA2D3.png" manifest:media-type="image/png"/>
  <manifest:file-entry manifest:full-path="Pictures/10000001000002C3000002C3416B3E1E.png" manifest:media-type="image/png"/>
  <manifest:file-entry manifest:full-path="Pictures/10000001000002C3000002C329A37BE5.png" manifest:media-type="image/png"/>
  <manifest:file-entry manifest:full-path="Pictures/100000010000010100000101F12EA241.png" manifest:media-type="image/png"/>
  <manifest:file-entry manifest:full-path="Pictures/1000045200001A9000001A906DB4C6B6.svg" manifest:media-type="image/svg+xml"/>
  <manifest:file-entry manifest:full-path="Pictures/10002AC30000036900000369B070C16B.svg" manifest:media-type="image/svg+xml"/>
  <manifest:file-entry manifest:full-path="Pictures/10000001000000210000002100B87AC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RW Bookman" svg:font-family="'URW Bookman'" style:font-adornments="Light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06cm" svg:stroke-color="#64748b" draw:marker-start-width="0.359cm" draw:marker-end-width="0.359cm" draw:fill="none" draw:fill-color="#ffffff" loext:fill-use-slide-background="false" draw:opacity="100%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64748b" draw:marker-start-width="0.359cm" draw:marker-end-width="0.359cm" draw:fill="none" loext:fill-use-slide-background="false" draw:opacity="100%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64748b" draw:marker-start-width="0.359cm" draw:marker-end-width="0.359cm" draw:fill="none" draw:fill-color="#ffffff" loext:fill-use-slide-background="false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64748b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64748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b7280" loext:opacity="100%" style:font-name="URW Bookman" fo:font-size="54pt" fo:font-weight="250"/>
    </style:style>
    <style:style style:name="P6" style:family="paragraph">
      <loext:graphic-properties draw:fill="none" draw:fill-color="#ffffff"/>
      <style:text-properties fo:color="#6b7280" loext:opacity="100%" style:font-name="URW Bookman" fo:font-size="54pt" fo:font-weight="250"/>
    </style:style>
    <style:style style:name="P7" style:family="paragraph">
      <style:paragraph-properties fo:text-align="center"/>
    </style:style>
    <style:style style:name="T1" style:family="text">
      <style:text-properties fo:color="#6b7280" loext:opacity="100%" style:font-name="URW Bookman" fo:font-size="54pt" fo:font-weight="25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2cm" svg:height="1.5cm" svg:x="17.7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17.75cm" svg:y1="14.75cm" svg:x2="18.75cm" svg:y2="15.5cm">
            <text:p/>
          </draw:line>
          <draw:line draw:style-name="gr3" draw:text-style-name="P2" draw:layer="layout" svg:x1="18.75cm" svg:y1="15.5cm" svg:x2="19.75cm" svg:y2="14.75cm">
            <text:p/>
          </draw:line>
        </draw:g>
        <draw:g draw:style-name="gr1">
          <draw:custom-shape draw:style-name="gr4" draw:text-style-name="P3" draw:layer="layout" svg:width="2cm" svg:height="1.5cm" svg:x="10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10cm" svg:y1="15.5cm" svg:x2="11cm" svg:y2="16.25cm">
            <text:p/>
          </draw:line>
          <draw:line draw:style-name="gr5" draw:text-style-name="P4" draw:layer="layout" svg:x1="11cm" svg:y1="16.25cm" svg:x2="12cm" svg:y2="15.5cm">
            <text:p/>
          </draw:line>
        </draw:g>
        <draw:g draw:style-name="gr1">
          <draw:custom-shape draw:style-name="gr4" draw:text-style-name="P3" draw:layer="layout" svg:width="2cm" svg:height="1.5cm" svg:x="15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15.5cm" svg:y1="12.5cm" svg:x2="16.5cm" svg:y2="13.25cm">
            <text:p/>
          </draw:line>
          <draw:line draw:style-name="gr5" draw:text-style-name="P4" draw:layer="layout" svg:x1="16.5cm" svg:y1="13.25cm" svg:x2="17.5cm" svg:y2="12.5cm">
            <text:p/>
          </draw:line>
        </draw:g>
        <draw:g draw:style-name="gr1">
          <draw:custom-shape draw:style-name="gr4" draw:text-style-name="P3" draw:layer="layout" svg:width="2cm" svg:height="1.5cm" svg:x="12.2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12.25cm" svg:y1="13.25cm" svg:x2="13.25cm" svg:y2="14cm">
            <text:p/>
          </draw:line>
          <draw:line draw:style-name="gr5" draw:text-style-name="P4" draw:layer="layout" svg:x1="13.25cm" svg:y1="14cm" svg:x2="14.25cm" svg:y2="13.25cm">
            <text:p/>
          </draw:line>
        </draw:g>
        <draw:line draw:style-name="gr6" draw:text-style-name="P4" draw:layer="layout" svg:x1="14cm" svg:y1="12cm" svg:x2="16cm" svg:y2="12cm">
          <text:p/>
        </draw:line>
        <draw:line draw:style-name="gr6" draw:text-style-name="P4" draw:layer="layout" svg:x1="19cm" svg:y1="8cm" svg:x2="16cm" svg:y2="12cm">
          <text:p/>
        </draw:line>
        <draw:line draw:style-name="gr6" draw:text-style-name="P4" draw:layer="layout" svg:x1="11cm" svg:y1="8cm" svg:x2="14cm" svg:y2="12cm">
          <text:p/>
        </draw:line>
        <draw:line draw:style-name="gr6" draw:text-style-name="P4" draw:layer="layout" svg:x1="19cm" svg:y1="8cm" svg:x2="11cm" svg:y2="8cm">
          <text:p/>
        </draw:line>
        <draw:frame draw:style-name="gr7" draw:text-style-name="P4" draw:layer="layout" svg:width="2cm" svg:height="2cm" svg:x="14cm" svg:y="5.75cm">
          <draw:image xlink:href="Pictures/10004D1700004CDE00004CDE9B089791.svg" xlink:type="simple" xlink:show="embed" xlink:actuate="onLoad" draw:mime-type="image/svg+xml">
            <text:p/>
          </draw:image>
          <draw:image xlink:href="Pictures/10000001000002C3000002C3416B3E1E.png" xlink:type="simple" xlink:show="embed" xlink:actuate="onLoad" draw:mime-type="image/png"/>
        </draw:frame>
        <draw:frame draw:style-name="gr7" draw:text-style-name="P4" draw:layer="layout" svg:width="1.5cm" svg:height="1.5cm" svg:x="16cm" svg:y="4cm">
          <draw:image xlink:href="Pictures/100009B2000006D2000006D25BA6D556.svg" xlink:type="simple" xlink:show="embed" xlink:actuate="onLoad" draw:mime-type="image/svg+xml">
            <text:p/>
          </draw:image>
          <draw:image xlink:href="Pictures/100000010000004200000042C642FC14.png" xlink:type="simple" xlink:show="embed" xlink:actuate="onLoad" draw:mime-type="image/png"/>
        </draw:frame>
        <draw:frame draw:style-name="gr7" draw:text-style-name="P4" draw:layer="layout" svg:width="1.5cm" svg:height="1.5cm" svg:x="17.25cm" svg:y="6cm">
          <draw:image xlink:href="Pictures/100004D3000018E8000018E8C709A28B.svg" xlink:type="simple" xlink:show="embed" xlink:actuate="onLoad" draw:mime-type="image/svg+xml">
            <text:p/>
          </draw:image>
          <draw:image xlink:href="Pictures/10000001000000F1000000F11DDC7747.png" xlink:type="simple" xlink:show="embed" xlink:actuate="onLoad" draw:mime-type="image/png"/>
          <svg:title>Telegram_logo</svg:title>
        </draw:frame>
        <draw:frame draw:style-name="gr7" draw:text-style-name="P4" draw:layer="layout" svg:width="1.5cm" svg:height="1.5cm" svg:x="11.25cm" svg:y="6cm">
          <draw:image xlink:href="Pictures/1000046800000D5500000D5577A2CD57.svg" xlink:type="simple" xlink:show="embed" xlink:actuate="onLoad" draw:mime-type="image/svg+xml">
            <text:p/>
          </draw:image>
          <draw:image xlink:href="Pictures/100000010000008100000081285EA2D3.png" xlink:type="simple" xlink:show="embed" xlink:actuate="onLoad" draw:mime-type="image/png"/>
        </draw:frame>
        <draw:frame draw:style-name="gr7" draw:text-style-name="P4" draw:layer="layout" svg:width="4cm" svg:height="4cm" svg:x="13cm" svg:y="8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29A37BE5.png" xlink:type="simple" xlink:show="embed" xlink:actuate="onLoad" draw:mime-type="image/png"/>
        </draw:frame>
        <draw:frame draw:style-name="gr7" draw:text-style-name="P4" draw:layer="layout" svg:width="1.5cm" svg:height="1.5cm" svg:x="9.5cm" svg:y="4cm">
          <draw:image xlink:href="Pictures/10002AC30000036900000369B070C16B.svg" xlink:type="simple" xlink:show="embed" xlink:actuate="onLoad" draw:mime-type="image/svg+xml">
            <text:p/>
          </draw:image>
          <draw:image xlink:href="Pictures/10000001000000210000002100B87ACC.png" xlink:type="simple" xlink:show="embed" xlink:actuate="onLoad" draw:mime-type="image/png"/>
        </draw:frame>
        <draw:frame draw:style-name="gr7" draw:text-style-name="P4" draw:layer="layout" svg:width="1.75cm" svg:height="1.432cm" svg:x="17.75cm" svg:y="1.818cm">
          <draw:image xlink:href="Pictures/1000118B0002A50B000229F11299EBD3.svg" xlink:type="simple" xlink:show="embed" xlink:actuate="onLoad" draw:mime-type="image/svg+xml">
            <text:p/>
          </draw:image>
          <draw:image xlink:href="Pictures/100000010000030E000002808E8E20EB.png" xlink:type="simple" xlink:show="embed" xlink:actuate="onLoad" draw:mime-type="image/png"/>
        </draw:frame>
        <draw:frame draw:style-name="gr7" draw:text-style-name="P4" draw:layer="layout" svg:width="2cm" svg:height="2cm" svg:x="10.75cm" svg:y="1.5cm">
          <draw:image xlink:href="Pictures/1000019100000C8100000C8187F12D51.svg" xlink:type="simple" xlink:show="embed" xlink:actuate="onLoad" draw:mime-type="image/svg+xml">
            <text:p/>
          </draw:image>
          <draw:image xlink:href="Pictures/1000000100000079000000792DD944DC.png" xlink:type="simple" xlink:show="embed" xlink:actuate="onLoad" draw:mime-type="image/png"/>
        </draw:frame>
        <draw:frame draw:style-name="gr7" draw:text-style-name="P4" draw:layer="layout" svg:width="1.25cm" svg:height="1.25cm" svg:x="19.5cm" svg:y="4cm">
          <draw:image xlink:href="Pictures/1000045200001A9000001A906DB4C6B6.svg" xlink:type="simple" xlink:show="embed" xlink:actuate="onLoad" draw:mime-type="image/svg+xml">
            <text:p/>
          </draw:image>
          <draw:image xlink:href="Pictures/100000010000010100000101F12EA241.png" xlink:type="simple" xlink:show="embed" xlink:actuate="onLoad" draw:mime-type="image/png"/>
        </draw:frame>
        <draw:frame draw:style-name="gr7" draw:text-style-name="P4" draw:layer="layout" svg:width="1.5cm" svg:height="1.5cm" svg:x="8cm" svg:y="1.75cm">
          <draw:image xlink:href="Pictures/10000322000034EB000034EB592BA1BA.svg" xlink:type="simple" xlink:show="embed" xlink:actuate="onLoad" draw:mime-type="image/svg+xml">
            <text:p/>
          </draw:image>
          <draw:image xlink:href="Pictures/1000000100000200000002003E315CE9.png" xlink:type="simple" xlink:show="embed" xlink:actuate="onLoad" draw:mime-type="image/png"/>
        </draw:frame>
        <draw:frame draw:style-name="gr7" draw:text-style-name="P4" draw:layer="layout" svg:width="1.5cm" svg:height="1.049cm" svg:x="12.75cm" svg:y="3.951cm">
          <draw:image xlink:href="Pictures/100003CE000002F400000211FC87C3E6.svg" xlink:type="simple" xlink:show="embed" xlink:actuate="onLoad" draw:mime-type="image/svg+xml">
            <text:p/>
          </draw:image>
          <draw:image xlink:href="Pictures/100000010000001D00000014B6947DA4.png" xlink:type="simple" xlink:show="embed" xlink:actuate="onLoad" draw:mime-type="image/png"/>
        </draw:frame>
        <draw:frame draw:style-name="gr8" draw:text-style-name="P6" draw:layer="layout" svg:width="2.25cm" svg:height="2.156cm" svg:x="14cm" svg:y="1.75cm">
          <draw:text-box>
            <text:p text:style-name="P5"><text:span text:style-name="T1">W</text:span></text:p>
          </draw:text-box>
        </draw:frame>
        <draw:frame draw:style-name="gr9" draw:text-style-name="P7" draw:layer="layout" svg:width="2.805cm" svg:height="2.805cm" svg:x="7.195cm" svg:y="17.195cm">
          <draw:image xlink:href="Pictures/100001200000022C0000022C18A2389E.svg" xlink:type="simple" xlink:show="embed" xlink:actuate="onLoad" draw:mime-type="image/svg+xml">
            <text:p/>
          </draw:image>
          <draw:image xlink:href="Pictures/100000010000001500000015FA6F3612.png" xlink:type="simple" xlink:show="embed" xlink:actuate="onLoad" draw:mime-type="image/png"/>
        </draw:frame>
        <draw:frame draw:style-name="gr9" draw:text-style-name="P7" draw:layer="layout" svg:width="2.805cm" svg:height="2.805cm" svg:x="20.195cm" svg:y="17.25cm">
          <draw:image xlink:href="Pictures/100001200000022C0000022C18A2389E.svg" xlink:type="simple" xlink:show="embed" xlink:actuate="onLoad" draw:mime-type="image/svg+xml">
            <text:p/>
          </draw:image>
          <draw:image xlink:href="Pictures/100000010000001500000015FA6F3612.png" xlink:type="simple" xlink:show="embed" xlink:actuate="onLoad" draw:mime-type="image/png"/>
        </draw:frame>
        <draw:frame draw:style-name="gr9" draw:text-style-name="P7" draw:layer="layout" svg:width="4.5cm" svg:height="4.5cm" svg:x="20cm" svg:y="0.25cm">
          <draw:image xlink:href="Pictures/10000B230000677500006775B7A195DC.svg" xlink:type="simple" xlink:show="embed" xlink:actuate="onLoad" draw:mime-type="image/svg+xml">
            <text:p/>
          </draw:image>
          <draw:image xlink:href="Pictures/10000001000002C3000002C38079D15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RW Bookman" svg:font-family="'URW Bookman'" style:font-adornments="Light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6b7280" draw:fill-gradient-name="Gradient_20_7" draw:fill-hatch-name="Red_20_90_20_Degrees_20_Crossed_20_1" loext:fill-use-slide-background="false" draw:fill-image-name="Bitmap_20_1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3-27T14:51:16.087987735</dc:date>
    <meta:editing-duration>PT3H18M53S</meta:editing-duration>
    <meta:editing-cycles>19</meta:editing-cycles>
    <meta:generator>LibreOffice/24.2.0.3$Linux_X86_64 LibreOffice_project/420$Build-3</meta:generator>
    <meta:document-statistic meta:object-count="35"/>
  </office:meta>
</office:document-meta>
</file>